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F0000016592CF4E7CD64187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19cm" svg:stroke-color="#008080" draw:marker-start="Arrow_20_concave" draw:marker-start-width="0.18cm" draw:marker-start-center="false" draw:marker-end="Arrow_20_concave" draw:marker-end-width="0.18cm" draw:marker-end-center="false" draw:fill="none" draw:fill-color="#cfe7f5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gr3" style:family="graphic" style:parent-style-name="standard">
      <style:graphic-properties draw:stroke="none" draw:stroke-dash="Dashed_20__28_var_29__20_6160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5cm" fo:min-width="1.036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808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80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7.751cm" svg:height="4.44cm" svg:x="5.345cm" svg:y="14.012cm">
            <draw:image xlink:href="Pictures/100002010000026F0000016592CF4E7CD6418733.png" xlink:type="simple" xlink:show="embed" xlink:actuate="onLoad">
              <text:p/>
            </draw:image>
          </draw:frame>
          <draw:line draw:style-name="gr2" draw:text-style-name="P1" draw:layer="layout" svg:x1="7.567cm" svg:y1="17.861cm" svg:x2="10.848cm" svg:y2="17.861cm">
            <text:p/>
          </draw:line>
          <draw:line draw:style-name="gr2" draw:text-style-name="P1" draw:layer="layout" svg:x1="10.848cm" svg:y1="14.358cm" svg:x2="10.848cm" svg:y2="17.858cm">
            <text:p/>
          </draw:line>
          <draw:frame draw:style-name="gr3" draw:text-style-name="P3" draw:layer="layout" svg:width="1.036cm" svg:height="0.375cm" svg:x="8.765cm" svg:y="17.485cm">
            <draw:text-box>
              <text:p text:style-name="P2"><text:span text:style-name="T1">121 m</text:span></text:p>
            </draw:text-box>
          </draw:frame>
          <draw:frame draw:style-name="gr3" draw:text-style-name="P3" draw:layer="layout" svg:width="1.036cm" svg:height="0.375cm" draw:transform="rotate (1.5707963267949) translate (10.887cm 16.79cm)">
            <draw:text-box>
              <text:p text:style-name="P2"><text:span text:style-name="T1">138 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0" draw:display-name="Dashed (var) 380" draw:style="rect" draw:dots1="1" draw:dots1-length="36%" draw:distance="36%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56:06.441584755</dc:date>
    <meta:editing-duration>PT24M59S</meta:editing-duration>
    <meta:editing-cycles>25</meta:editing-cycles>
    <meta:generator>LibreOffice/5.2.7.2$Linux_X86_64 LibreOffice_project/20m0$Build-2</meta:generator>
    <meta:document-statistic meta:object-count="6"/>
  </office:meta>
</office:document-meta>
</file>